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T1" style:family="text">
      <style:text-properties style:text-position="sub 58%"/>
    </style:style>
    <style:style style:name="T2" style:family="text">
      <style:text-properties fo:color="#800000"/>
    </style:style>
    <style:style style:name="T3" style:family="text">
      <style:text-properties fo:color="#800000" style:text-position="sub 58%"/>
    </style:style>
    <style:style style:name="T4" style:family="text">
      <style:text-properties fo:color="#800000" style:text-position="sub 58%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<text:a xlink:type="simple" xlink:href="http://www.heise.de/" text:style-name="Internet_20_link" text:visited-style-name="Visited_20_Internet_20_Link">r</text:a><text:a xlink:type="simple" xlink:href="http://www.heise.de/" text:style-name="Internet_20_link" text:visited-style-name="Visited_20_Internet_20_Link"><text:span text:style-name="T2">i</text:span></text:a><text:a xlink:type="simple" xlink:href="http://www.heise.de/" text:style-name="Internet_20_link" text:visited-style-name="Visited_20_Internet_20_Link">e</text:a>r <text:span text:style-name="T1">sub</text:span><text:a xlink:type="simple" xlink:href="http://www.spiegel.de/" text:style-name="Internet_20_link" text:visited-style-name="Visited_20_Internet_20_Link"><text:span text:style-name="T3">s</text:span></text:a><text:a xlink:type="simple" xlink:href="http://www.spiegel.de/" text:style-name="Internet_20_link" text:visited-style-name="Visited_20_Internet_20_Link"><text:span text:style-name="T4">c</text:span></text:a><text:a xlink:type="simple" xlink:href="http://www.spiegel.de/" text:style-name="Internet_20_link" text:visited-style-name="Visited_20_Internet_20_Link"><text:span text:style-name="T3">r</text:span></text:a><text:span text:style-name="T1">ip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date>2014-06-18T22:31:03.31</dc:date>
    <meta:editing-cycles>4</meta:editing-cycles>
    <meta:editing-duration>PT1M47S</meta:editing-duration>
    <dc:creator>Svante Schubert</dc:creator>
    <meta:document-statistic meta:table-count="0" meta:image-count="0" meta:object-count="0" meta:page-count="1" meta:paragraph-count="1" meta:word-count="2" meta:character-count="17"/>
  </office:meta>
</office:document-meta>
</file>